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 (Streaming in 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2" office:value-type="string" calcext:value-type="string">
            <text:p>Sharp thresholds and random integer programming</text:p>
          </table:table-cell>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How many integer points lie in a random polytope? How are they spaced? What is their typical profile? Equivalently, how many solutions does a "typical" integer program have, and what is their geometry? &lt;br/&gt;&lt;br/&gt;</text:p>
            <text:p/>
            <text:p>Consider the canonical (symmetric) model in which the polytope is generated by intersecting independent, randomly oriented slabs. In joint work with Ruben Ascoli and Will Perkins, we give an essentially complete description of this model when the slabs have sufficient width (e.g., at least 4). Our methods introduce a suite of new information-theoretic ideas bridging this model with statistical physics and probabilistic combinatorics.</text:p>
          </table:table-cell>
          <table:table-cell table:number-columns-repeated="1014"/>
        </table:table-row>
        <table:table-row table:style-name="ro1">
          <table:table-cell table:style-name="ce4" office:value-type="string" calcext:value-type="string">
            <text:p>LLMs Learn Physical Rules Governing Dynamical Systems: A Geometric Investigation of Emergent Algorithms</text:p>
          </table:table-cell>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Large Language Models (LLMs) can exhibit surprising, emergent (and undesigned for) abilities such as in context learning. We explore the ability of unprompted LLMs to autoregressively continue numerical time series data that emanate from well understood physical processes; whose governing transition probabilities are known to us. We find LLMs are able to discern the underlying probabilities, in context (on-the-fly), and achieve polynomial decay in ground truth error, as context length grows. &lt;br/&gt;&lt;br/&gt;</text:p>
            <text:p/>
            <text:p>This leads us to also wonder how it is that LLMs in-context-reason about stochastic time series, in general. Using tools from information geometry, we are able to uncover, quantify, and then describe some interesting LLM behaviors that arise in such in context learning. If we switch from LLMs, to small transformer-based toy models, we notice when such behaviors are nascent.</text:p>
          </table:table-cell>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5-0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11" meta:object-count="0"/>
    <meta:generator>LibreOfficeDev/6.0.5.2$Linux_X86_64 LibreOffice_project/</meta:generator>
  </office:meta>
</office:document-meta>
</file>